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language="pl" fo:country="PL" officeooo:paragraph-rsid="0001f4a4"/>
    </style:style>
    <style:style style:name="P3" style:family="paragraph" style:parent-style-name="Standard">
      <style:text-properties fo:language="pl" fo:country="PL" officeooo:rsid="0005974b" officeooo:paragraph-rsid="0005974b"/>
    </style:style>
    <style:style style:name="P4" style:family="paragraph" style:parent-style-name="Standard">
      <style:text-properties fo:language="pl" fo:country="PL" officeooo:paragraph-rsid="000782d8"/>
    </style:style>
    <style:style style:name="P5" style:family="paragraph" style:parent-style-name="Standard">
      <style:text-properties fo:language="pl" fo:country="PL" officeooo:rsid="0007a0ec" officeooo:paragraph-rsid="0007a0ec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language="pl" fo:country="PL" fo:font-weight="normal" officeooo:rsid="0001a824" officeooo:paragraph-rsid="0001a82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pl" fo:country="PL" fo:font-weight="bold" officeooo:rsid="0001a824" officeooo:paragraph-rsid="0001a8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language="pl" fo:country="PL" officeooo:rsid="0001a824" officeooo:paragraph-rsid="0001a824" style:font-size-asian="14pt" style:font-size-complex="14pt"/>
    </style:style>
    <style:style style:name="P9" style:family="paragraph" style:parent-style-name="Standard">
      <style:text-properties style:font-name="Times New Roman1" fo:font-size="14pt" fo:language="pl" fo:country="PL" officeooo:rsid="0001a824" officeooo:paragraph-rsid="0001a824" style:font-size-asian="14pt" style:font-size-complex="14pt"/>
    </style:style>
    <style:style style:name="P10" style:family="paragraph" style:parent-style-name="Standard">
      <style:text-properties style:font-name="Times New Roman1" fo:language="pl" fo:country="PL" fo:font-weight="bold" officeooo:rsid="0003fc6a" officeooo:paragraph-rsid="0005974b" style:font-weight-asian="bold" style:font-weight-complex="bold"/>
    </style:style>
    <style:style style:name="P11" style:family="paragraph" style:parent-style-name="Standard">
      <style:text-properties style:font-name="Times New Roman1" fo:language="pl" fo:country="PL" fo:font-weight="normal" officeooo:rsid="000342ea" officeooo:paragraph-rsid="000342ea" style:font-weight-asian="normal" style:font-weight-complex="normal"/>
    </style:style>
    <style:style style:name="P12" style:family="paragraph" style:parent-style-name="Standard">
      <style:text-properties style:font-name="Times New Roman1" fo:font-size="12pt" fo:language="pl" fo:country="PL" officeooo:rsid="0001a824" officeooo:paragraph-rsid="0001a824" style:font-size-asian="12pt" style:font-size-complex="12pt"/>
    </style:style>
    <style:style style:name="P13" style:family="paragraph" style:parent-style-name="Standard">
      <style:text-properties style:font-name="Times New Roman1" fo:font-size="13pt" fo:language="pl" fo:country="PL" fo:font-weight="bold" officeooo:rsid="000342ea" officeooo:paragraph-rsid="000342ea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Times New Roman1" fo:font-size="13pt" fo:language="pl" fo:country="PL" fo:font-weight="bold" officeooo:rsid="0001a824" officeooo:paragraph-rsid="0005974b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Times New Roman1" fo:font-size="13pt" fo:language="pl" fo:country="PL" fo:font-weight="bold" officeooo:rsid="000782d8" officeooo:paragraph-rsid="000782d8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Times New Roman1" fo:font-size="13pt" fo:language="pl" fo:country="PL" fo:font-weight="normal" officeooo:rsid="000782d8" officeooo:paragraph-rsid="000782d8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0000" style:font-name="Times New Roman1" fo:font-size="12pt" fo:language="pl" fo:country="PL" officeooo:rsid="0001f4a4" officeooo:paragraph-rsid="0001f4a4" style:font-size-asian="12pt" style:font-size-complex="12pt"/>
    </style:style>
    <style:style style:name="P18" style:family="paragraph" style:parent-style-name="Standard">
      <style:text-properties fo:color="#000000" style:font-name="Times New Roman1" fo:font-size="12pt" fo:language="pl" fo:country="PL" officeooo:rsid="0003fc6a" officeooo:paragraph-rsid="0003fc6a" style:font-size-asian="12pt" style:font-size-complex="12pt"/>
    </style:style>
    <style:style style:name="P19" style:family="paragraph" style:parent-style-name="Standard">
      <style:text-properties fo:font-size="12pt" fo:language="pl" fo:country="PL" officeooo:paragraph-rsid="0001f4a4" style:font-size-asian="12pt" style:font-size-complex="12pt"/>
    </style:style>
    <style:style style:name="P20" style:family="paragraph" style:parent-style-name="Standard">
      <style:text-properties officeooo:paragraph-rsid="000342ea"/>
    </style:style>
    <style:style style:name="P21" style:family="paragraph" style:parent-style-name="Standard">
      <style:text-properties fo:font-size="13pt" fo:language="pl" fo:country="PL" fo:font-weight="bold" officeooo:rsid="000782d8" officeooo:paragraph-rsid="000782d8" style:font-size-asian="13pt" style:font-weight-asian="bold" style:font-size-complex="13pt" style:font-weight-complex="bold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5974b" officeooo:paragraph-rsid="0005974b" style:text-blinking="false" fo:background-color="#ffffff" style:font-size-asian="12pt" style:font-size-complex="12pt"/>
    </style:style>
    <style:style style:name="P23" style:family="paragraph" style:parent-style-name="Text_20_body">
      <style:text-properties fo:font-weight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1f4a4" officeooo:paragraph-rsid="0001f4a4" style:text-blinking="false" fo:background-color="#fffff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1f4a4" officeooo:paragraph-rsid="0003fc6a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fc6a" officeooo:paragraph-rsid="0003fc6a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officeooo:paragraph-rsid="000782d8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officeooo:paragraph-rsid="0005974b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5974b" officeooo:paragraph-rsid="0005974b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3pt" fo:letter-spacing="normal" fo:language="pl" fo:country="PL" fo:font-style="normal" style:text-underline-style="none" fo:font-weight="bold" officeooo:rsid="000342ea" officeooo:paragraph-rsid="000342ea" style:text-blinking="false" fo:background-color="#ffffff" style:font-size-asian="13pt" style:font-weight-asian="bold" style:font-size-complex="13pt" style:font-weight-complex="bold"/>
    </style:style>
    <style:style style:name="P34" style:family="paragraph" style:parent-style-name="Standard" style:list-style-name="L1">
      <style:text-properties officeooo:paragraph-rsid="000342ea"/>
    </style:style>
    <style:style style:name="P35" style:family="paragraph" style:parent-style-name="Standard" style:list-style-name="L2">
      <style:text-properties fo:language="pl" fo:country="PL" officeooo:rsid="000342ea" officeooo:paragraph-rsid="000342ea"/>
    </style:style>
    <style:style style:name="P36" style:family="paragraph" style:parent-style-name="Standard" style:list-style-name="L2">
      <style:text-properties fo:language="pl" fo:country="PL" officeooo:paragraph-rsid="0005974b"/>
    </style:style>
    <style:style style:name="P37" style:family="paragraph" style:parent-style-name="Standard" style:list-style-name="L2">
      <style:text-properties fo:language="pl" fo:country="PL" officeooo:paragraph-rsid="000342ea"/>
    </style:style>
    <style:style style:name="P38" style:family="paragraph" style:parent-style-name="Standard" style:list-style-name="L4">
      <style:text-properties fo:language="pl" fo:country="PL" officeooo:rsid="0007a0ec" officeooo:paragraph-rsid="0007a0ec"/>
    </style:style>
    <style:style style:name="P39" style:family="paragraph" style:parent-style-name="Standard">
      <style:text-properties fo:language="pl" fo:country="PL" officeooo:rsid="00081834" officeooo:paragraph-rsid="00081834"/>
    </style:style>
    <style:style style:name="P40" style:family="paragraph" style:parent-style-name="Standard" style:list-style-name="L3">
      <style:text-properties style:font-name="Times New Roman1" fo:language="pl" fo:country="PL" officeooo:rsid="0001a824" officeooo:paragraph-rsid="0005974b"/>
    </style:style>
    <style:style style:name="P41" style:family="paragraph" style:parent-style-name="Standard">
      <style:text-properties style:font-name="Times New Roman1" fo:language="pl" fo:country="PL" fo:font-weight="bold" officeooo:rsid="0001a824" officeooo:paragraph-rsid="0001a824" style:font-weight-asian="bold" style:font-weight-complex="bold"/>
    </style:style>
    <style:style style:name="P42" style:family="paragraph" style:parent-style-name="Standard" style:list-style-name="L4">
      <style:text-properties fo:font-size="12pt" fo:language="pl" fo:country="PL" officeooo:paragraph-rsid="000782d8" style:font-size-asian="12pt" style:font-size-complex="12pt"/>
    </style:style>
    <style:style style:name="P43" style:family="paragraph" style:parent-style-name="Standard" style:list-style-name="L4">
      <style:text-properties fo:font-size="12pt" fo:language="pl" fo:country="PL" officeooo:rsid="0007a0ec" officeooo:paragraph-rsid="0007a0ec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1f4a4" style:text-blinking="false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pl" fo:country="PL" fo:font-style="normal" style:text-underline-style="none" fo:font-weight="normal" officeooo:rsid="000342ea" style:text-blinking="false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05974b" style:text-blinking="false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officeooo:rsid="000342ea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#f1f0f0" loext:char-shading-value="0"/>
    </style:style>
    <style:style style:name="T12" style:family="text">
      <style:text-properties fo:font-variant="normal" fo:text-transform="none" fo:color="#0366d6" style:text-line-through-style="none" style:text-line-through-type="none" style:font-name="Times New Roman1" fo:font-size="9.60000038146973pt" fo:letter-spacing="normal" fo:language="pl" fo:country="PL" fo:font-style="normal" style:text-underline-style="none" fo:font-weight="normal" officeooo:rsid="0001f4a4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342ea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974b" style:text-blinking="false" fo:background-color="#ffffff" loext:char-shading-value="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1f4a4"/>
    </style:style>
    <style:style style:name="T18" style:family="text">
      <style:text-properties style:font-name="Times New Roman1" officeooo:rsid="000342ea"/>
    </style:style>
    <style:style style:name="T19" style:family="text">
      <style:text-properties style:font-name="Times New Roman1" officeooo:rsid="0001f4a4"/>
    </style:style>
    <style:style style:name="T20" style:family="text">
      <style:text-properties style:font-name="Times New Roman1" fo:font-weight="normal" officeooo:rsid="000782d8" style:font-weight-asian="normal" style:font-weight-complex="normal"/>
    </style:style>
    <style:style style:name="T21" style:family="text">
      <style:text-properties style:font-name="Times New Roman1" fo:font-weight="normal" officeooo:rsid="0007a0ec" style:font-weight-asian="normal" style:font-weight-complex="normal"/>
    </style:style>
    <style:style style:name="T22" style:family="text">
      <style:text-properties officeooo:rsid="000342ea"/>
    </style:style>
    <style:style style:name="T23" style:family="text">
      <style:text-properties officeooo:rsid="0005974b"/>
    </style:style>
    <style:style style:name="T24" style:family="text">
      <style:text-properties officeooo:rsid="0007a0ec"/>
    </style:style>
    <style:style style:name="T25" style:family="text">
      <style:text-properties officeooo:rsid="000818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ktowanie obiektowe</text:p>
      <text:p text:style-name="P7">Projekt zaliczeniowy cz. I - System zarządzania hotelem</text:p>
      <text:p text:style-name="P8"><text:s/>Magdalena Szkaradek, Kaja Słomska, Joanna Ziobrowska</text:p>
      <text:p text:style-name="P8">10.12.2018 r.</text:p>
      <text:p text:style-name="P9"/>
      <text:p text:style-name="P41"><text:bookmark text:name="docs-internal-guid-8e815fbb-7fff-df6f-beb9-4ad5f68e5b04"/><text:span text:style-name="T10">Projekt dostępny jest zdalnie pod adresem: </text:span><text:a xlink:type="simple" xlink:href="https://hotel-project-uj.herokuapp.com/" text:style-name="Internet_20_link" text:visited-style-name="Visited_20_Internet_20_Link"><text:span text:style-name="T11">https://hotel-project-uj.herokuapp.com</text:span></text:a> </text:p>
      <text:p text:style-name="P41"/>
      <text:p text:style-name="P13">Pre-rekwizyty:</text:p>
      <text:p text:style-name="P11">1. Java8</text:p>
      <text:p text:style-name="P2"><text:span text:style-name="T18">2</text:span><text:span text:style-name="T19">. Instalacja MySQL</text:span></text:p>
      <text:p text:style-name="P20"><text:span text:style-name="T12"><text:tab/></text:span><text:a xlink:type="simple" xlink:href="https://dev.mysql.com/downloads/windows/installer/" text:style-name="Internet_20_link" text:visited-style-name="Visited_20_Internet_20_Link"><text:span text:style-name="T2">https://dev.mysql.com/downloads/windows/installer/</text:span></text:a></text:p>
      <text:p text:style-name="P17"><text:span text:style-name="T14">3</text:span><text:span text:style-name="T13">. Instalacja Gradle</text:span></text:p>
      <text:p text:style-name="P17"><text:span text:style-name="T13"><text:tab/></text:span><text:a xlink:type="simple" xlink:href="https://docs.gradle.org/current/userguide/installation.html" text:style-name="Internet_20_link" text:visited-style-name="Visited_20_Internet_20_Link">https://docs.gradle.org/current/userguide/installation.html</text:a></text:p>
      <text:p text:style-name="P17"><text:span text:style-name="T14">4</text:span><text:span text:style-name="T13">. Instalacja Angular</text:span></text:p>
      <text:p text:style-name="P24"><text:tab/>npm install -g @angular/cli</text:p>
      <text:p text:style-name="P18"><text:span text:style-name="T13">5. Wybrane środowiska </text:span><text:span text:style-name="T15">programistyczne </text:span><text:span text:style-name="T13">np.:</text:span></text:p>
      <text:p text:style-name="P18"><text:span text:style-name="T13"><text:tab/>InteliJ IDEA Community dla backendu <text:tab/></text:span><text:span text:style-name="T15">(</text:span><text:a xlink:type="simple" xlink:href="https://www.jetbrains.com/idea/download/#section=windows" text:style-name="Internet_20_link" text:visited-style-name="Visited_20_Internet_20_Link"><text:span text:style-name="T13">https://www.jetbrains.com/idea/download/#section=windows</text:span></text:a><text:span text:style-name="T15">)</text:span></text:p>
      <text:p text:style-name="P26"><text:tab/>Visual Studio Code dla frontendu</text:p>
      <text:p text:style-name="P18"><text:span text:style-name="T13"><text:tab/></text:span><text:span text:style-name="T15">(</text:span><text:a xlink:type="simple" xlink:href="https://code.visualstudio.com/download" text:style-name="Internet_20_link" text:visited-style-name="Visited_20_Internet_20_Link"><text:span text:style-name="T13">https://code.visualstudio.com/download</text:span></text:a><text:span text:style-name="T15">)</text:span></text:p>
      <text:p text:style-name="P25"/>
      <text:p text:style-name="P33">Uruchomienie projektu:</text:p>
      <text:p text:style-name="P31">Baza danych:</text:p>
      <text:list xml:id="list4215415409" text:style-name="L1">
        <text:list-item>
          <text:p text:style-name="P34"><text:span text:style-name="T3">Plik tworzący bazę: </text:span><text:a xlink:type="simple" xlink:href="https://github.com/magdalena-szkaradek/hotel/blob/master/hotel_dbDump.sql" text:style-name="Internet_20_link" text:visited-style-name="Visited_20_Internet_20_Link">https://github.com/magdalena-szkaradek/hotel/blob/master/hotel_dbDump.sql</text:a></text:p>
        </text:list-item>
        <text:list-item>
          <text:p text:style-name="P32">Plik z ustawieniami połączenia z bazą:</text:p>
          <text:p text:style-name="P32">\backend\src\main\resources\application.properties</text:p>
        </text:list-item>
      </text:list>
      <text:p text:style-name="P31"/>
      <text:p text:style-name="P31">Backend: </text:p>
      <text:list xml:id="list1641825235" text:style-name="L2">
        <text:list-item>
          <text:p text:style-name="P36"><text:span text:style-name="T7">w katalogu </text:span><text:span text:style-name="T6">/backend</text:span></text:p>
        </text:list-item>
        <text:list-item>
          <text:p text:style-name="P37"><text:span text:style-name="T23">zbudowanie projektu: </text:span>gradlew build</text:p>
        </text:list-item>
        <text:list-item>
          <text:p text:style-name="P35"><text:span text:style-name="T23">uruchomienie projektu: </text:span>gradlew bootRun</text:p>
        </text:list-item>
      </text:list>
      <text:p text:style-name="P27"><text:tab/>Backend działa na porcie 8090.</text:p>
      <text:p text:style-name="P19"><text:tab/> </text:p>
      <text:p text:style-name="P31">Frontend: </text:p>
      <text:list xml:id="list205621571518516" text:continue-list="list1641825235" text:style-name="L2">
        <text:list-item text:start-value="1">
          <text:p text:style-name="P37"><text:span text:style-name="T7">w katalogu </text:span><text:span text:style-name="T6">/frontend</text:span></text:p>
        </text:list-item>
        <text:list-item>
          <text:p text:style-name="P35"><text:span text:style-name="T23">przygotowanie modułów: </text:span>npm clean install</text:p>
        </text:list-item>
        <text:list-item>
          <text:p text:style-name="P35"><text:span text:style-name="T23">uruchomienie: </text:span>ng serve</text:p>
        </text:list-item>
      </text:list>
      <text:p text:style-name="P28"><text:tab/>Frontend działa na porcie 4200. </text:p>
      <text:p text:style-name="P4"><text:span text:style-name="T5"><text:tab/></text:span><text:a xlink:type="simple" xlink:href="http://localhost:4200/" text:style-name="Internet_20_link" text:visited-style-name="Visited_20_Internet_20_Link">http://localhost:4200/</text:a></text:p>
      <text:p text:style-name="P28"><text:s/></text:p>
      <text:p text:style-name="P21"><text:span text:style-name="T9">D</text:span><text:span text:style-name="T8">ane logowania do serwisu:</text:span></text:p>
      <text:p text:style-name="P3"><text:span text:style-name="T5">L</text:span><text:span text:style-name="T4">ogowanie do konta administratora: </text:span></text:p>
      <text:p text:style-name="P30"><text:tab/>login: admin</text:p>
      <text:p text:style-name="P30"><text:tab/>hasło: pass</text:p>
      <text:p text:style-name="P30"/>
      <text:p text:style-name="P30">Logowanie na przykładowe konto recepcjonisty:</text:p>
      <text:p text:style-name="P30"><text:tab/>login:</text:p>
      <text:p text:style-name="P30"><text:soft-page-break/><text:tab/>hasło:</text:p>
      <text:p text:style-name="P30"/>
      <text:p text:style-name="P30"/>
      <text:p text:style-name="P30">Logowanie na przykładowe konto klienta:</text:p>
      <text:p text:style-name="P30"><text:tab/>login:</text:p>
      <text:p text:style-name="P30"><text:tab/>hasło:</text:p>
      <text:p text:style-name="P30"/>
      <text:p text:style-name="P30"/>
      <text:p text:style-name="P22"><text:bookmark text:name="docs-internal-guid-efef73cb-7fff-11de-8ff4-8ec0302baad8"/>Krótki opis serwisu:</text:p>
      <text:p text:style-name="P1">Jest to serwis internetowy umożliwiający zarządzanie hotelem. Mogą z niego korzystać zarówno pracownicy, menadżerowie hotelu, jak i jego klienci. Korzystanie z serwisu wymaga logowania i uprzedniej rejestracji.</text:p>
      <text:p text:style-name="Text_20_body"/>
      <text:p text:style-name="P1">1. Konto administratora</text:p>
      <text:p text:style-name="P1">W serwisie istnieje jedno konto administratora, którego nie można usunąć. Administrator zarządza pokojami hotelowymi, informacjami o klientach, informacjami o pracownikach i sezonowych obniżkach czy też podwyżkach cen. Wszystkie te informacje może dodawać lub usuwać.</text:p>
      <text:p text:style-name="Text_20_body"/>
      <text:p text:style-name="P1">2. Konto pracownika</text:p>
      <text:p text:style-name="P1">Konto pracownika zakładane jest wyłącznie przez administratora. Pracownik po zalogowaniu na swoje konto może przeglądać informację o klientach oraz rezerwacje pokoi. Ma także możliwość dokonaniu rezerwacji za kogoś.</text:p>
      <text:p text:style-name="Text_20_body"/>
      <text:p text:style-name="P1">3. Konto klienta</text:p>
      <text:p text:style-name="P1">Klient rejestruje się poprzez formularz na stronie, a następnie loguje do serwisu. Po zalogowaniu ma dostęp do swoich rezerwacji oraz wyszukiwania pokoi. Za stałego klienta postrzegana jest osoba, która w przeciągu 5 miesięcy dokonała przynajmniej 3 rezerwacji. Otrzymuje ona 10% rabatu od aktualnej ceny za pokój.</text:p>
      <text:p text:style-name="P23"><text:line-break/></text:p>
      <text:p text:style-name="P14">Wybrane technologie:</text:p>
      <text:p text:style-name="P10"><text:span text:style-name="T16">Wszystkie technologie dostępne są bezpłatnie, nie wymagają licencji.</text:span> </text:p>
      <text:list xml:id="list2832151932" text:style-name="L3">
        <text:list-item>
          <text:p text:style-name="P40">Relacyjna baza danych MySQL</text:p>
        </text:list-item>
        <text:list-item>
          <text:p text:style-name="P40">Java</text:p>
        </text:list-item>
        <text:list-item>
          <text:p text:style-name="P40">Gradle – narzędzie do budowania projektów w Javie</text:p>
        </text:list-item>
        <text:list-item>
          <text:p text:style-name="P40">Hibernate – biblioteka służąca do mapowania obiektowo-relacyjnego w Javie (ORM)</text:p>
        </text:list-item>
        <text:list-item>
          <text:p text:style-name="P40"><text:bookmark text:name="docs-internal-guid-0b4db093-7fff-2595-a6e4-4511b793e032"/><text:span text:style-name="T1">Springboot</text:span> - </text:p>
        </text:list-item>
        <text:list-item>
          <text:p text:style-name="P40">Angular – <text:span text:style-name="T17">webowy front</text:span></text:p>
        </text:list-item>
        <text:list-item>
          <text:p text:style-name="P40">Cały layout <text:span text:style-name="T22">frontu </text:span>został wzięty z uicookies.com. Jest to darmowy szablon.</text:p>
        </text:list-item>
      </text:list>
      <text:p text:style-name="P29"/>
      <text:p text:style-name="P29"/>
      <text:p text:style-name="P29"/>
      <text:p text:style-name="P15"><text:soft-page-break/>Wzorce projektowe w projekcie:</text:p>
      <text:list xml:id="list2125961984" text:style-name="L4">
        <text:list-item>
          <text:p text:style-name="P42"><text:span text:style-name="T20">M</text:span><text:span text:style-name="T21">odel-</text:span><text:span text:style-name="T20">V</text:span><text:span text:style-name="T21">iew-</text:span><text:span text:style-name="T20">C</text:span><text:span text:style-name="T21">ontroller</text:span></text:p>
          <text:p text:style-name="P42"><text:span text:style-name="T24">W</text:span>zorzec architektoniczny służący do organizowania struktury aplikacji, <text:span text:style-name="T24">które posiadają GUI.</text:span></text:p>
          <text:p text:style-name="P43">Model: baza danych oraz backend w javie</text:p>
          <text:p text:style-name="P38"/>
        </text:list-item>
      </text:list>
      <text:p text:style-name="P5"/>
      <text:p text:style-name="P5"/>
      <text:list xml:id="list205621062925291" text:continue-numbering="true" text:style-name="L4">
        <text:list-item>
          <text:p text:style-name="P38">Singleton </text:p>
          <text:p text:style-name="P38"><text:span text:style-name="T25">Jego c</text:span>elem jest ograniczenie możliwości tworzenia obiektów danej klasy do jednej instancji.</text:p>
        </text:list-item>
      </text:list>
      <text:p text:style-name="P39"/>
      <text:list xml:id="list205620663451412" text:continue-numbering="true" text:style-name="L4">
        <text:list-item>
          <text:p text:style-name="P38">Obserwator<text:line-break/>Używany jest do powiadamiania zainteresowanych obiektów o zmianie stanu pewnego innego obiektu.</text:p>
        </text:list-item>
      </text:list>
      <text:p text:style-name="P5"/>
      <text:p text:style-name="P5"/>
      <text:p text:style-name="P5"/>
      <text:p text:style-name="P16"><text:tab/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2-06T20:56:12.555000000</dc:date>
    <meta:editing-duration>PT38M45S</meta:editing-duration>
    <meta:editing-cycles>3</meta:editing-cycles>
    <meta:document-statistic meta:table-count="0" meta:image-count="0" meta:object-count="0" meta:page-count="3" meta:paragraph-count="71" meta:word-count="396" meta:character-count="3215" meta:non-whitespace-character-count="2870"/>
  </office:meta>
</office:document-meta>
</file>